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Bitstream Vera Sans Mono" svg:font-family="'Bitstream Vera Sans Mono'"/>
    <style:font-face style:name="Liberation Serif3" svg:font-family="'Liberation Serif'" style:font-family-generic="roman"/>
    <style:font-face style:name="Droid Sans Devanagari2" svg:font-family="'Droid Sans Devanagari'" style:font-family-generic="swiss"/>
    <style:font-face style:name="Bitstream Vera Sans Mono1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itstream Vera Sans Mono3" svg:font-family="'Bitstream Vera Sans Mono'" style:font-pitch="variable"/>
    <style:font-face style:name="Droid Sans Devanagari" svg:font-family="'Droid Sans Devanagari'" style:font-pitch="variable"/>
    <style:font-face style:name="Liberation Serif1" svg:font-family="'Liberation Serif'" style:font-pitch="variable"/>
    <style:font-face style:name="Noto Serif CJK SC1" svg:font-family="'Noto Serif CJK SC'" style:font-pitch="variable"/>
    <style:font-face style:name="Bitstream Vera Sans Mono2" svg:font-family="'Bitstream Vera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1103d89" officeooo:paragraph-rsid="01103d89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paragraph-rsid="008ce285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language="zxx" fo:country="none" officeooo:rsid="009ff94b" officeooo:paragraph-rsid="00b98dab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zxx" fo:country="none" officeooo:rsid="00a58008" officeooo:paragraph-rsid="00b98dab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d7762" officeooo:paragraph-rsid="001d776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size="14pt" fo:language="zxx" fo:country="none" fo:font-weight="bold" officeooo:rsid="001a0bc2" officeooo:paragraph-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size="14pt" fo:language="zxx" fo:country="none" fo:font-weight="bold" officeooo:rsid="009d5825" officeooo:paragraph-rsid="009d582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a0bc2" officeooo:paragraph-rsid="001a0bc2" style:language-asian="zxx" style:country-asian="none" style:language-complex="zxx" style:country-complex="none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a0bc2" officeooo:paragraph-rsid="009d5825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paragraph-rsid="00132615" style:language-asian="zxx" style:country-asian="none" style:language-complex="zxx" style:country-complex="none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32615" officeooo:paragraph-rsid="00132615" style:language-asian="zxx" style:country-asian="none" style:language-complex="zxx" style:country-complex="none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9d5825" officeooo:paragraph-rsid="009d5825" style:language-asian="zxx" style:country-asian="none" style:language-complex="zxx" style:country-complex="none"/>
    </style:style>
    <style:style style:name="P13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officeooo:paragraph-rsid="00350515"/>
    </style:style>
    <style:style style:name="P14" style:family="paragraph" style:parent-style-name="Standard">
      <style:paragraph-properties fo:text-align="justify" style:justify-single-word="false" fo:break-before="page"/>
      <style:text-properties fo:language="zxx" fo:country="none" officeooo:rsid="009d5825" officeooo:paragraph-rsid="00422cfc" style:language-asian="zxx" style:country-asian="none" style:language-complex="zxx" style:country-complex="none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zxx" fo:country="none" fo:font-style="normal" officeooo:rsid="0097dcae" officeooo:paragraph-rsid="0097dcae" style:language-asian="zxx" style:country-asian="none" style:font-style-asian="normal" style:language-complex="zxx" style:country-complex="none" style:font-style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zxx" fo:country="none" fo:font-style="normal" officeooo:rsid="00944cac" officeooo:paragraph-rsid="0097dcae" style:language-asian="zxx" style:country-asian="none" style:font-style-asian="normal" style:language-complex="zxx" style:country-complex="none" style:font-style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zxx" fo:country="none" fo:font-style="normal" officeooo:rsid="009983f7" officeooo:paragraph-rsid="009983f7" style:language-asian="zxx" style:country-asian="none" style:font-style-asian="normal" style:language-complex="zxx" style:country-complex="none" style:font-style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zxx" fo:country="none" fo:font-style="italic" officeooo:rsid="00148b92" officeooo:paragraph-rsid="0097dcae" style:language-asian="zxx" style:country-asian="none" style:font-style-asian="italic" style:language-complex="zxx" style:country-complex="none" style:font-style-complex="italic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zxx" fo:country="none" officeooo:paragraph-rsid="009983f7" style:language-asian="zxx" style:country-asian="none" style:language-complex="zxx" style:country-complex="none"/>
    </style:style>
    <style:style style:name="P20" style:family="paragraph" style:parent-style-name="Standard" style:list-style-name="L1">
      <style:paragraph-properties fo:text-align="justify" style:justify-single-word="false"/>
      <style:text-properties fo:language="zxx" fo:country="none" officeooo:paragraph-rsid="00170bda" style:language-asian="zxx" style:country-asian="none" style:language-complex="zxx" style:country-complex="none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zxx" fo:country="none" officeooo:paragraph-rsid="008ce285" style:language-asian="zxx" style:country-asian="none" style:language-complex="zxx" style:country-complex="none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zxx" fo:country="none" officeooo:paragraph-rsid="00b98dab" style:language-asian="zxx" style:country-asian="none" style:language-complex="zxx" style:country-complex="none"/>
    </style:style>
    <style:style style:name="P23" style:family="paragraph" style:parent-style-name="Standard" style:list-style-name="L3">
      <style:paragraph-properties fo:text-align="justify" style:justify-single-word="false"/>
      <style:text-properties fo:language="zxx" fo:country="none" officeooo:paragraph-rsid="00b9b184" style:language-asian="zxx" style:country-asian="none" style:language-complex="zxx" style:country-complex="none"/>
    </style:style>
    <style:style style:name="P24" style:family="paragraph" style:parent-style-name="Standard" style:list-style-name="L2">
      <style:paragraph-properties fo:text-align="justify" style:justify-single-word="false"/>
      <style:text-properties fo:language="zxx" fo:country="none" officeooo:rsid="00132615" officeooo:paragraph-rsid="00964ba4" style:language-asian="zxx" style:country-asian="none" style:language-complex="zxx" style:country-complex="none"/>
    </style:style>
    <style:style style:name="P25" style:family="paragraph" style:parent-style-name="Standard" style:list-style-name="L2">
      <style:paragraph-properties fo:text-align="justify" style:justify-single-word="false"/>
      <style:text-properties fo:language="zxx" fo:country="none" officeooo:rsid="00132615" officeooo:paragraph-rsid="00944cac" style:language-asian="zxx" style:country-asian="none" style:language-complex="zxx" style:country-complex="none"/>
    </style:style>
    <style:style style:name="P26" style:family="paragraph" style:parent-style-name="Standard" style:list-style-name="L2">
      <style:paragraph-properties fo:text-align="justify" style:justify-single-word="false"/>
      <style:text-properties fo:language="zxx" fo:country="none" officeooo:rsid="00132615" officeooo:paragraph-rsid="0080d1e2" style:language-asian="zxx" style:country-asian="none" style:language-complex="zxx" style:country-complex="none"/>
    </style:style>
    <style:style style:name="P27" style:family="paragraph" style:parent-style-name="Standard" style:list-style-name="L2">
      <style:paragraph-properties fo:text-align="justify" style:justify-single-word="false"/>
      <style:text-properties fo:language="zxx" fo:country="none" officeooo:rsid="00862b60" officeooo:paragraph-rsid="00944cac" style:language-asian="zxx" style:country-asian="none" style:language-complex="zxx" style:country-complex="none"/>
    </style:style>
    <style:style style:name="P28" style:family="paragraph" style:parent-style-name="Standard" style:list-style-name="L2">
      <style:paragraph-properties fo:text-align="justify" style:justify-single-word="false"/>
      <style:text-properties fo:language="zxx" fo:country="none" officeooo:rsid="00862b60" officeooo:paragraph-rsid="00964ba4" style:language-asian="zxx" style:country-asian="none" style:language-complex="zxx" style:country-complex="none"/>
    </style:style>
    <style:style style:name="P29" style:family="paragraph" style:parent-style-name="Standard" style:list-style-name="L2">
      <style:paragraph-properties fo:text-align="justify" style:justify-single-word="false"/>
      <style:text-properties fo:language="zxx" fo:country="none" officeooo:rsid="00964ba4" officeooo:paragraph-rsid="00964ba4" style:language-asian="zxx" style:country-asian="none" style:language-complex="zxx" style:country-complex="none"/>
    </style:style>
    <style:style style:name="P30" style:family="paragraph" style:parent-style-name="Standard" style:list-style-name="L2">
      <style:paragraph-properties fo:text-align="justify" style:justify-single-word="false"/>
      <style:text-properties fo:language="zxx" fo:country="none" officeooo:rsid="00964ba4" officeooo:paragraph-rsid="0097aeb7" style:language-asian="zxx" style:country-asian="none" style:language-complex="zxx" style:country-complex="none"/>
    </style:style>
    <style:style style:name="P31" style:family="paragraph" style:parent-style-name="Standard" style:list-style-name="L2">
      <style:paragraph-properties fo:text-align="justify" style:justify-single-word="false"/>
      <style:text-properties fo:language="zxx" fo:country="none" officeooo:rsid="008ce285" officeooo:paragraph-rsid="00964ba4" style:language-asian="zxx" style:country-asian="none" style:language-complex="zxx" style:country-complex="none"/>
    </style:style>
    <style:style style:name="P32" style:family="paragraph" style:parent-style-name="Standard" style:list-style-name="L2">
      <style:paragraph-properties fo:text-align="justify" style:justify-single-word="false"/>
      <style:text-properties fo:language="zxx" fo:country="none" officeooo:rsid="0086d087" officeooo:paragraph-rsid="00964ba4" style:language-asian="zxx" style:country-asian="none" style:language-complex="zxx" style:country-complex="none"/>
    </style:style>
    <style:style style:name="P33" style:family="paragraph" style:parent-style-name="Standard" style:list-style-name="L2">
      <style:paragraph-properties fo:text-align="justify" style:justify-single-word="false"/>
      <style:text-properties fo:language="zxx" fo:country="none" officeooo:rsid="0086d087" officeooo:paragraph-rsid="0086d087" style:language-asian="zxx" style:country-asian="none" style:language-complex="zxx" style:country-complex="none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zxx" fo:country="none" officeooo:rsid="0080d1e2" officeooo:paragraph-rsid="0080d1e2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zxx" fo:country="none" officeooo:rsid="0082ac5a" officeooo:paragraph-rsid="0082ac5a" style:language-asian="zxx" style:country-asian="none" style:language-complex="zxx" style:country-complex="none"/>
    </style:style>
    <style:style style:name="P36" style:family="paragraph" style:parent-style-name="Standard" style:list-style-name="L2">
      <style:paragraph-properties fo:text-align="justify" style:justify-single-word="false"/>
      <style:text-properties fo:language="zxx" fo:country="none" officeooo:rsid="00843953" officeooo:paragraph-rsid="00843953" style:language-asian="zxx" style:country-asian="none" style:language-complex="zxx" style:country-complex="none"/>
    </style:style>
    <style:style style:name="P37" style:family="paragraph" style:parent-style-name="Standard" style:list-style-name="L3">
      <style:paragraph-properties fo:text-align="justify" style:justify-single-word="false"/>
      <style:text-properties fo:language="zxx" fo:country="none" officeooo:rsid="00b9b184" officeooo:paragraph-rsid="009e3cc7" style:language-asian="zxx" style:country-asian="none" style:language-complex="zxx" style:country-complex="none"/>
    </style:style>
    <style:style style:name="P38" style:family="paragraph" style:parent-style-name="Standard" style:list-style-name="L3">
      <style:paragraph-properties fo:text-align="justify" style:justify-single-word="false"/>
      <style:text-properties fo:language="zxx" fo:country="none" officeooo:rsid="009e3cc7" officeooo:paragraph-rsid="009e3cc7" style:language-asian="zxx" style:country-asian="none" style:language-complex="zxx" style:country-complex="none"/>
    </style:style>
    <style:style style:name="P39" style:family="paragraph" style:parent-style-name="Standard" style:list-style-name="L1">
      <style:paragraph-properties fo:text-align="justify" style:justify-single-word="false"/>
      <style:text-properties fo:font-style="normal" officeooo:rsid="00944cac" officeooo:paragraph-rsid="0097dcae" style:font-style-asian="normal" style:font-style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fo:font-style="normal" officeooo:rsid="009983f7" officeooo:paragraph-rsid="009983f7" style:font-style-asian="normal" style:font-style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officeooo:paragraph-rsid="00132615"/>
    </style:style>
    <style:style style:name="P42" style:family="paragraph" style:parent-style-name="Standard" style:list-style-name="L1">
      <style:paragraph-properties fo:text-align="justify" style:justify-single-word="false"/>
      <style:text-properties officeooo:paragraph-rsid="009983f7"/>
    </style:style>
    <style:style style:name="P43" style:family="paragraph" style:parent-style-name="Standard" style:list-style-name="L2">
      <style:paragraph-properties fo:text-align="justify" style:justify-single-word="false"/>
      <style:text-properties officeooo:paragraph-rsid="00964ba4"/>
    </style:style>
    <style:style style:name="P44" style:family="paragraph" style:parent-style-name="Standard" style:list-style-name="L3">
      <style:paragraph-properties fo:text-align="justify" style:justify-single-word="false"/>
      <style:text-properties officeooo:paragraph-rsid="00b9b184"/>
    </style:style>
    <style:style style:name="P45" style:family="paragraph" style:parent-style-name="Standard" style:list-style-name="L1">
      <style:paragraph-properties fo:text-align="justify" style:justify-single-word="false"/>
      <style:text-properties officeooo:rsid="009983f7" officeooo:paragraph-rsid="009983f7"/>
    </style:style>
    <style:style style:name="P46" style:family="paragraph" style:parent-style-name="Standard" style:list-style-name="L1">
      <style:paragraph-properties fo:text-align="justify" style:justify-single-word="false"/>
      <style:text-properties fo:font-style="italic" officeooo:rsid="009983f7" officeooo:paragraph-rsid="009983f7" style:font-style-asian="italic" style:font-style-complex="italic"/>
    </style:style>
    <style:style style:name="P47" style:family="paragraph" style:parent-style-name="Standard" style:list-style-name="L3">
      <style:paragraph-properties fo:text-align="justify" style:justify-single-word="false"/>
      <style:text-properties officeooo:rsid="00b9b184" officeooo:paragraph-rsid="00bb02da"/>
    </style:style>
    <style:style style:name="P48" style:family="paragraph" style:parent-style-name="Standard" style:list-style-name="L3">
      <style:paragraph-properties fo:text-align="justify" style:justify-single-word="false"/>
      <style:text-properties officeooo:rsid="00b9b184" officeooo:paragraph-rsid="00b9b184"/>
    </style:style>
    <style:style style:name="P49" style:family="paragraph" style:parent-style-name="Standard" style:list-style-name="L3">
      <style:paragraph-properties fo:text-align="justify" style:justify-single-word="false"/>
      <style:text-properties officeooo:rsid="009e3cc7" officeooo:paragraph-rsid="00b9b184"/>
    </style:style>
    <style:style style:name="P50" style:family="paragraph" style:parent-style-name="Standard" style:list-style-name="L3">
      <style:paragraph-properties fo:text-align="justify" style:justify-single-word="false"/>
      <style:text-properties officeooo:rsid="009e3cc7" officeooo:paragraph-rsid="009e3cc7"/>
    </style:style>
    <style:style style:name="P51" style:family="paragraph">
      <style:paragraph-properties fo:text-align="end"/>
    </style:style>
    <style:style style:name="P52" style:family="paragraph">
      <loext:graphic-properties draw:fill="none" draw:fill-color="#ffffff"/>
      <style:paragraph-properties fo:text-align="end" style:writing-mode="lr-tb"/>
      <style:text-properties style:font-name="Bitstream Vera Sans Mono1" fo:font-size="10pt" style:font-size-asian="10pt" style:font-size-complex="10pt"/>
    </style:style>
    <style:style style:name="P53" style:family="paragraph">
      <style:paragraph-properties fo:margin-left="0.1in" fo:margin-right="0in" fo:text-indent="0in" style:text-autospace="none"/>
    </style:style>
    <style:style style:name="P54" style:family="paragraph">
      <loext:graphic-properties draw:fill="none" draw:fill-color="#ffffff"/>
      <style:paragraph-properties fo:margin-left="0.1in" fo:margin-right="0in" fo:margin-top="0in" fo:margin-bottom="0in" fo:text-indent="0in" style:text-autospace="none" style:writing-mode="lr-tb"/>
      <style:text-properties style:use-window-font-color="true" loext:opacity="0%" fo:font-size="12pt" fo:background-color="transparent" style:font-name-asian="Bitstream Vera Sans Mono" style:font-size-asian="10pt" style:font-name-complex="Bitstream Vera Sans Mono" style:font-size-complex="10pt"/>
    </style:style>
    <style:style style:name="P55" style:family="paragraph">
      <style:paragraph-properties fo:margin-left="0.1in" fo:margin-right="0in" fo:margin-top="0in" fo:margin-bottom="0in" fo:text-indent="0in" style:text-autospace="none"/>
    </style:style>
    <style:style style:name="P56" style:family="paragraph">
      <loext:graphic-properties draw:fill="none" draw:fill-color="#ffffff"/>
      <style:paragraph-properties fo:margin-left="0.1in" fo:margin-right="0in" fo:margin-top="0in" fo:margin-bottom="0in" fo:text-indent="0in" style:text-autospace="none" style:writing-mode="lr-tb"/>
      <style:text-properties fo:color="#a9b7c6" loext:opacity="100%" style:font-name="Bitstream Vera Sans Mono" fo:font-size="10pt" style:font-name-asian="Bitstream Vera Sans Mono" style:font-size-asian="10pt" style:font-name-complex="Bitstream Vera Sans Mono" style:font-size-complex="10pt"/>
    </style:style>
    <style:style style:name="T1" style:family="text">
      <style:text-properties officeooo:rsid="0013261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2615" style:font-style-asian="italic" style:font-style-complex="italic"/>
    </style:style>
    <style:style style:name="T4" style:family="text">
      <style:text-properties fo:font-style="italic" officeooo:rsid="0093fd4a" style:font-style-asian="italic" style:font-style-complex="italic"/>
    </style:style>
    <style:style style:name="T5" style:family="text">
      <style:text-properties fo:font-style="italic" officeooo:rsid="008ce285" style:font-style-asian="italic" style:font-style-complex="italic"/>
    </style:style>
    <style:style style:name="T6" style:family="text">
      <style:text-properties fo:font-style="italic" officeooo:rsid="009ff94b" style:font-style-asian="italic" style:font-style-complex="italic"/>
    </style:style>
    <style:style style:name="T7" style:family="text">
      <style:text-properties fo:font-style="italic" officeooo:rsid="00a8eb94" style:font-style-asian="italic" style:font-style-complex="italic"/>
    </style:style>
    <style:style style:name="T8" style:family="text">
      <style:text-properties fo:font-style="italic" officeooo:rsid="00bdc0bf" style:font-style-asian="italic" style:font-style-complex="italic"/>
    </style:style>
    <style:style style:name="T9" style:family="text">
      <style:text-properties fo:font-style="italic" officeooo:rsid="0080d1e2" style:font-style-asian="italic" style:font-style-complex="italic"/>
    </style:style>
    <style:style style:name="T10" style:family="text">
      <style:text-properties fo:font-style="italic" officeooo:rsid="00bf4fa4" style:font-style-asian="italic" style:font-style-complex="italic"/>
    </style:style>
    <style:style style:name="T11" style:family="text">
      <style:text-properties fo:font-style="italic" officeooo:rsid="00b9b184" style:font-style-asian="italic" style:font-style-complex="italic"/>
    </style:style>
    <style:style style:name="T12" style:family="text">
      <style:text-properties fo:font-style="italic" officeooo:rsid="0097aeb7" style:font-style-asian="italic" style:font-style-complex="italic"/>
    </style:style>
    <style:style style:name="T13" style:family="text">
      <style:text-properties officeooo:rsid="003cba96"/>
    </style:style>
    <style:style style:name="T14" style:family="text">
      <style:text-properties officeooo:rsid="0080d1e2"/>
    </style:style>
    <style:style style:name="T15" style:family="text">
      <style:text-properties officeooo:rsid="0089691c"/>
    </style:style>
    <style:style style:name="T16" style:family="text">
      <style:text-properties officeooo:rsid="008ce285"/>
    </style:style>
    <style:style style:name="T17" style:family="text">
      <style:text-properties officeooo:rsid="0093fd4a"/>
    </style:style>
    <style:style style:name="T18" style:family="text">
      <style:text-properties officeooo:rsid="00964ba4"/>
    </style:style>
    <style:style style:name="T19" style:family="text">
      <style:text-properties officeooo:rsid="0097aeb7"/>
    </style:style>
    <style:style style:name="T20" style:family="text">
      <style:text-properties officeooo:rsid="0097dca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bdc0bf" style:font-weight-asian="bold" style:font-weight-complex="bold"/>
    </style:style>
    <style:style style:name="T23" style:family="text">
      <style:text-properties officeooo:rsid="009ff94b"/>
    </style:style>
    <style:style style:name="T24" style:family="text">
      <style:text-properties officeooo:rsid="00b9b184"/>
    </style:style>
    <style:style style:name="T25" style:family="text">
      <style:text-properties officeooo:rsid="00bdc0bf"/>
    </style:style>
    <style:style style:name="T26" style:family="text">
      <style:text-properties officeooo:rsid="00dc6f6d"/>
    </style:style>
    <style:style style:name="T27" style:family="text">
      <style:text-properties officeooo:rsid="00f85f73"/>
    </style:style>
    <style:style style:name="T28" style:family="text">
      <style:text-properties officeooo:rsid="00fb9711"/>
    </style:style>
    <style:style style:name="T29" style:family="text">
      <style:text-properties officeooo:rsid="00fd8516"/>
    </style:style>
    <style:style style:name="T30" style:family="text">
      <style:text-properties officeooo:rsid="01002e45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fo:language="zxx" fo:country="none" officeooo:rsid="00944cac" style:language-asian="zxx" style:country-asian="none" style:language-complex="zxx" style:country-complex="none"/>
    </style:style>
    <style:style style:name="T33" style:family="text">
      <style:text-properties fo:language="zxx" fo:country="none" officeooo:rsid="00ea90df" style:language-asian="zxx" style:country-asian="none" style:language-complex="zxx" style:country-complex="none"/>
    </style:style>
    <style:style style:name="T34" style:family="text">
      <style:text-properties fo:language="zxx" fo:country="none" officeooo:rsid="00dc6f6d" style:language-asian="zxx" style:country-asian="none" style:language-complex="zxx" style:country-complex="none"/>
    </style:style>
    <style:style style:name="T35" style:family="text">
      <style:text-properties fo:language="zxx" fo:country="none" officeooo:rsid="00bdc0bf" style:language-asian="zxx" style:country-asian="none" style:language-complex="zxx" style:country-complex="none"/>
    </style:style>
    <style:style style:name="T36" style:family="text">
      <style:text-properties fo:language="zxx" fo:country="none" officeooo:rsid="00b9b184" style:language-asian="zxx" style:country-asian="none" style:language-complex="zxx" style:country-complex="none"/>
    </style:style>
    <style:style style:name="T37" style:family="text">
      <style:text-properties fo:language="zxx" fo:country="none" officeooo:rsid="00bb02da" style:language-asian="zxx" style:country-asian="none" style:language-complex="zxx" style:country-complex="none"/>
    </style:style>
    <style:style style:name="T38" style:family="text">
      <style:text-properties fo:language="zxx" fo:country="none" officeooo:rsid="00862b60" style:language-asian="zxx" style:country-asian="none" style:language-complex="zxx" style:country-complex="none"/>
    </style:style>
    <style:style style:name="T39" style:family="text">
      <style:text-properties fo:language="zxx" fo:country="none" officeooo:rsid="011b8ce5" style:language-asian="zxx" style:country-asian="none" style:language-complex="zxx" style:country-complex="none"/>
    </style:style>
    <style:style style:name="T40" style:family="text">
      <style:text-properties fo:language="zxx" fo:country="none" officeooo:rsid="012ea678" style:language-asian="zxx" style:country-asian="none" style:language-complex="zxx" style:country-complex="none"/>
    </style:style>
    <style:style style:name="T41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42" style:family="text">
      <style:text-properties fo:language="zxx" fo:country="none" fo:font-style="italic" officeooo:rsid="00bdc0bf" style:language-asian="zxx" style:country-asian="none" style:font-style-asian="italic" style:language-complex="zxx" style:country-complex="none" style:font-style-complex="italic"/>
    </style:style>
    <style:style style:name="T43" style:family="text">
      <style:text-properties fo:language="zxx" fo:country="none" fo:font-style="italic" officeooo:rsid="00dc6f6d" style:language-asian="zxx" style:country-asian="none" style:font-style-asian="italic" style:language-complex="zxx" style:country-complex="none" style:font-style-complex="italic"/>
    </style:style>
    <style:style style:name="T44" style:family="text">
      <style:text-properties fo:language="zxx" fo:country="none" fo:font-style="italic" officeooo:rsid="00dea30b" style:language-asian="zxx" style:country-asian="none" style:font-style-asian="italic" style:language-complex="zxx" style:country-complex="none" style:font-style-complex="italic"/>
    </style:style>
    <style:style style:name="T45" style:family="text">
      <style:text-properties fo:language="zxx" fo:country="none" fo:font-style="italic" officeooo:rsid="00b9b184" style:language-asian="zxx" style:country-asian="none" style:font-style-asian="italic" style:language-complex="zxx" style:country-complex="none" style:font-style-complex="italic"/>
    </style:style>
    <style:style style:name="T46" style:family="text">
      <style:text-properties fo:font-size="14pt" fo:language="zxx" fo:country="none" fo:font-weight="bold" officeooo: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7" style:family="text">
      <style:text-properties fo:font-size="14pt" fo:language="zxx" fo:country="none" fo:font-weight="bold" officeooo:rsid="0119d37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8" style:family="text">
      <style:text-properties style:font-name="Liberation Serif3" fo:language="zxx" fo:country="none" officeooo:rsid="012ea678" style:font-name-asian="Liberation Serif3" style:language-asian="zxx" style:country-asian="none" style:font-name-complex="Liberation Serif3" style:language-complex="zxx" style:country-complex="none"/>
    </style:style>
    <style:style style:name="T49" style:family="text">
      <style:text-properties style:font-name="Bitstream Vera Sans Mono1" fo:font-size="10pt" style:font-size-asian="10pt" style:font-size-complex="10pt"/>
    </style:style>
    <style:style style:name="T50" style:family="text">
      <style:text-properties style:use-window-font-color="true" loext:opacity="0%" style:font-name="Bitstream Vera Sans Mono" fo:font-size="10pt" fo:background-color="transparent" style:font-name-asian="Bitstream Vera Sans Mono" style:font-size-asian="10pt" style:font-name-complex="Bitstream Vera Sans Mono" style:font-size-complex="10pt"/>
    </style:style>
    <style:style style:name="T51" style:family="text">
      <style:text-properties style:use-window-font-color="true" loext:opacity="0%" style:font-name="Bitstream Vera Sans Mono" fo:font-size="10pt" style:font-name-asian="Bitstream Vera Sans Mono" style:font-size-asian="10pt" style:font-name-complex="Bitstream Vera Sans Mono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9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1.7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6">NTP 20</text:span><text:span text:style-name="T47">20</text:span><text:span text:style-name="T46">/202</text:span><text:span text:style-name="T47">1</text:span><text:span text:style-name="T46">.</text:span></text:p>
      <text:p text:style-name="P6"/>
      <text:p text:style-name="P6">Vežb<text:span text:style-name="T13">a</text:span> <text:span text:style-name="T14">3.</text:span></text:p>
      <text:p text:style-name="P8"/>
      <text:p text:style-name="P10"><text:span text:style-name="T1">U trećem terminu vežbi koje se tiču naprednih koncepata programskog jezika </text:span><text:span text:style-name="T3">Python</text:span><text:span text:style-name="T1">, studenti bi trebalo da se upoznaju sa sledećim tematskim celinama samostalno proučavajući dolenavedene materijale:</text:span></text:p>
      <text:list xml:id="list3969753142" text:style-name="L1">
        <text:list-item>
          <text:p text:style-name="P15">Programski prevodioci:</text:p>
          <text:list>
            <text:list-item>
              <text:p text:style-name="P39"><text:a xlink:type="simple" xlink:href="https://github.com/vladaindjic/ntp-2020/blob/master/napredni-python/code/dsl/pregled.md" text:style-name="Internet_20_link" text:visited-style-name="Visited_20_Internet_20_Link"><text:span text:style-name="T31">Kratko podsećanje na terminologiju programskih prevodilaca</text:span></text:a></text:p>
            </text:list-item>
          </text:list>
        </text:list-item>
        <text:list-item>
          <text:p text:style-name="P16">Jezici specifični za domen:</text:p>
          <text:list>
            <text:list-item>
              <text:p text:style-name="P41"><text:a xlink:type="simple" xlink:href="http://www.igordejanovic.net/courses/ntp/jsd-uvod/" text:style-name="Internet_20_link" text:visited-style-name="Visited_20_Internet_20_Link"><text:span text:style-name="T32">Uvod u jezike specifične za domen</text:span></text:a></text:p>
            </text:list-item>
            <text:list-item>
              <text:p text:style-name="P42"><text:a xlink:type="simple" xlink:href="https://youtu.be/bLlp8TRnbj8?t=1" text:style-name="Internet_20_link" text:visited-style-name="Visited_20_Internet_20_Link"><text:span text:style-name="T33">Predavanje 3 (00:00-33:00)</text:span></text:a></text:p>
            </text:list-item>
          </text:list>
        </text:list-item>
        <text:list-item>
          <text:p text:style-name="P18">t<text:span text:style-name="T20">extX</text:span></text:p>
          <text:list>
            <text:list-item>
              <text:p text:style-name="P45"><text:a xlink:type="simple" xlink:href="https://youtu.be/bLlp8TRnbj8?t=1981" text:style-name="Internet_20_link" text:visited-style-name="Visited_20_Internet_20_Link"><text:span text:style-name="T31">Predavanje 3 (33:01-58:33)</text:span></text:a></text:p>
            </text:list-item>
            <text:list-item>
              <text:p text:style-name="P46"><text:a xlink:type="simple" xlink:href="https://www.youtube.com/watch?v=CN2IVtInapo&amp;feature=emb_logo" text:style-name="Internet_20_link" text:visited-style-name="Visited_20_Internet_20_Link"><text:span text:style-name="T31">Introduction to textX</text:span></text:a></text:p>
            </text:list-item>
            <text:list-item>
              <text:p text:style-name="P40"><text:a xlink:type="simple" xlink:href="http://textx.github.io/textX/stable/#installation" text:style-name="Internet_20_link" text:visited-style-name="Visited_20_Internet_20_Link"><text:span text:style-name="T34">Uputstvo za instalaciju </text:span></text:a><text:a xlink:type="simple" xlink:href="http://textx.github.io/textX/stable/#installation" text:style-name="Internet_20_link" text:visited-style-name="Visited_20_Internet_20_Link"><text:span text:style-name="T42">textX</text:span></text:a><text:a xlink:type="simple" xlink:href="http://textx.github.io/textX/stable/#installation" text:style-name="Internet_20_link" text:visited-style-name="Visited_20_Internet_20_Link"><text:span text:style-name="T35"> biblioteke</text:span></text:a></text:p>
            </text:list-item>
            <text:list-item>
              <text:p text:style-name="P17"><text:span text:style-name="T21">Primeri </text:span><text:span text:style-name="T22">jednostavnih JSD-ova</text:span>:</text:p>
              <text:list>
                <text:list-item>
                  <text:p text:style-name="P19"><text:span text:style-name="T2">Hello World</text:span> <text:span text:style-name="T25">primer</text:span>:</text:p>
                  <text:list>
                    <text:list-item>
                      <text:p text:style-name="P40"><text:a xlink:type="simple" xlink:href="http://textx.github.io/textX/stable/tutorials/hello_world/" text:style-name="Internet_20_link" text:visited-style-name="Visited_20_Internet_20_Link"><text:span text:style-name="T43">Hello World tutorial</text:span></text:a></text:p>
                    </text:list-item>
                    <text:list-item>
                      <text:p text:style-name="P40"><text:a xlink:type="simple" xlink:href="https://github.com/vladaindjic/ntp-2020/tree/master/napredni-python/code/dsl/hello_example" text:style-name="Internet_20_link" text:visited-style-name="Visited_20_Internet_20_Link"><text:span text:style-name="T31">paket </text:span></text:a><text:a xlink:type="simple" xlink:href="https://github.com/vladaindjic/ntp-2020/tree/master/napredni-python/code/dsl/hello_example" text:style-name="Internet_20_link" text:visited-style-name="Visited_20_Internet_20_Link"><text:span text:style-name="T41">hello_example</text:span></text:a></text:p>
                    </text:list-item>
                  </text:list>
                </text:list-item>
                <text:list-item>
                  <text:p text:style-name="P17">Robot <text:span text:style-name="T26">primer</text:span>:</text:p>
                  <text:list>
                    <text:list-item>
                      <text:p text:style-name="P40"><text:a xlink:type="simple" xlink:href="http://textx.github.io/textX/stable/tutorials/robot/" text:style-name="Internet_20_link" text:visited-style-name="Visited_20_Internet_20_Link"><text:span text:style-name="T43">Robot tutorial</text:span></text:a></text:p>
                    </text:list-item>
                    <text:list-item>
                      <text:p text:style-name="P40"><text:a xlink:type="simple" xlink:href="https://github.com/vladaindjic/ntp-2020/tree/master/napredni-python/code/dsl/robot_example" text:style-name="Internet_20_link" text:visited-style-name="Visited_20_Internet_20_Link"><text:span text:style-name="T31">paket </text:span></text:a><text:a xlink:type="simple" xlink:href="https://github.com/vladaindjic/ntp-2020/tree/master/napredni-python/code/dsl/robot_example" text:style-name="Internet_20_link" text:visited-style-name="Visited_20_Internet_20_Link"><text:span text:style-name="T41">robot_example</text:span></text:a></text:p>
                    </text:list-item>
                  </text:list>
                </text:list-item>
              </text:list>
              <text:p text:style-name="P20"/>
            </text:list-item>
          </text:list>
        </text:list-item>
      </text:list>
      <text:p text:style-name="P5">Zadaci za samostalni rad</text:p>
      <text:p text:style-name="P5"/>
      <text:p text:style-name="P11">Nakon prolaska kroz gorenavedene materijale, ali i uz dodatno samostalno istraživanje, potrebno je uraditi sledeće zadatke (teorijske i praktične):</text:p>
      <text:list xml:id="list3037880412" text:style-name="L2">
        <text:list-item>
          <text:p text:style-name="P24">Š<text:span text:style-name="T14">ta su to jezici opšte namene</text:span><text:span text:style-name="T14"><text:note text:id="ftn1" text:note-class="footnote"><text:note-citation>1</text:note-citation><text:note-body><text:p text:style-name="P1">U nastavku JON.</text:p></text:note-body></text:note></text:span><text:span text:style-name="T14"> (engl. </text:span><text:span text:style-name="T9">General </text:span><text:span text:style-name="T8">P</text:span><text:span text:style-name="T9">urpose </text:span><text:span text:style-name="T8">L</text:span><text:span text:style-name="T9">anguages</text:span><text:span text:style-name="T14">)? Navesti nekoliko primera.</text:span></text:p>
        </text:list-item>
        <text:list-item>
          <text:p text:style-name="P27">Koja je razlika između kompajliranog i interpretiranog programskog jezika?</text:p>
        </text:list-item>
        <text:list-item>
          <text:p text:style-name="P25">Š<text:span text:style-name="T17">ta je programski prevodilac (engl. c</text:span><text:span text:style-name="T4">ompiler</text:span><text:span text:style-name="T17">)?</text:span></text:p>
        </text:list-item>
        <text:list-item>
          <text:p text:style-name="P29">Od koliko delova se najčešće sastoje programski prevodici? Koji su to delovi?</text:p>
        </text:list-item>
        <text:list-item>
          <text:p text:style-name="P31">Koji su najčešće delovi prednjeg, a koji zadnjeg dela programskog prevodioca?</text:p>
        </text:list-item>
        <text:list-item>
          <text:p text:style-name="P31">Objasniti pojmov<text:span text:style-name="T18">e </text:span>leksičke, sintaksne i semantičke analize.</text:p>
        </text:list-item>
        <text:list-item>
          <text:p text:style-name="P31">Š<text:span text:style-name="T18">ta predstavlja pojam parsiranja u kontekstu programskih prevodilaca?</text:span></text:p>
        </text:list-item>
        <text:list-item>
          <text:p text:style-name="P29">Kakvo parsiranje može biti? U čemu je razlika?</text:p>
        </text:list-item>
        <text:list-item>
          <text:p text:style-name="P43"><text:span text:style-name="T38">Šta je </text:span><text:span text:style-name="T39">Bakus-Naurova forma</text:span><text:span text:style-name="T38">?</text:span></text:p>
        </text:list-item>
        <text:list-item>
          <text:p text:style-name="P28">Šta je stablo parsiranja?</text:p>
        </text:list-item>
        <text:list-item>
          <text:p text:style-name="P28">Šta je apstraktno stablo sintakse?</text:p>
        </text:list-item>
        <text:list-item>
          <text:p text:style-name="P29">Po kom principu rade silazni, a po kom uzlazni parseri?</text:p>
        </text:list-item>
        <text:list-item>
          <text:p text:style-name="P29">Kako silazni parser<text:span text:style-name="T27">i</text:span> rešavaju problem leve rekurzije?</text:p>
        </text:list-item>
        <text:list-item>
          <text:p text:style-name="P32">Šta su to <text:span text:style-name="T2">LR</text:span> parseri?</text:p>
        </text:list-item>
        <text:list-item>
          <text:p text:style-name="P29">Š<text:span text:style-name="T19">ta je </text:span><text:span text:style-name="T12">PEG</text:span><text:span text:style-name="T19"> gramatika, a šta </text:span><text:span text:style-name="T12">PEG</text:span><text:span text:style-name="T19"> parser?</text:span></text:p>
        </text:list-item>
        <text:list-item>
          <text:p text:style-name="P30">D<text:span text:style-name="T19">a li </text:span><text:span text:style-name="T12">PEG</text:span><text:span text:style-name="T19"> gramatike karakteriše deklarativna priroda? Objasniti.</text:span></text:p>
        </text:list-item>
        <text:list-item>
          <text:p text:style-name="P26">Š<text:span text:style-name="T14">ta su to jezici specifični za domen</text:span><text:span text:style-name="T14"><text:note text:id="ftn2" text:note-class="footnote"><text:note-citation>2</text:note-citation><text:note-body><text:p text:style-name="P1">U nastavku JSD.</text:p></text:note-body></text:note></text:span><text:span text:style-name="T14"> (engl. </text:span><text:span text:style-name="T9">Domain Specific Languages</text:span><text:span text:style-name="T14">)? Navesti nekoliko primera.</text:span></text:p>
        </text:list-item>
        <text:list-item>
          <text:p text:style-name="P34"><text:soft-page-break/>Koja je razlika između JON-a i JSD-a?</text:p>
        </text:list-item>
        <text:list-item>
          <text:p text:style-name="P34">Koje kriterijume treba da zadovolji dobar JSD?</text:p>
        </text:list-item>
        <text:list-item>
          <text:p text:style-name="P35">Kakvi sve tehnički JSD-ovi postoji? Navesti nekoliko primera za svaku kategoriju.</text:p>
        </text:list-item>
        <text:list-item>
          <text:p text:style-name="P35">Koje su prednosti upotrebe JSD-ova?</text:p>
        </text:list-item>
        <text:list-item>
          <text:p text:style-name="P36">Kako se upotrebom JSD-a obavlja mapiranj<text:span text:style-name="T28">e</text:span> konceptualnog rešenja <text:span text:style-name="T29">nekog domenskog problema (zadatka)</text:span> na rešenje iskazano jezikom ciljne platforme?</text:p>
        </text:list-item>
        <text:list-item>
          <text:p text:style-name="P36">Koje se arhitekture mogu koristiti prilikom implementacije JSD-a? Objasniti svaku od njih.</text:p>
        </text:list-item>
        <text:list-item>
          <text:p text:style-name="P33">Š<text:span text:style-name="T15">ta je model, a šta meta-model?</text:span></text:p>
        </text:list-item>
        <text:list-item>
          <text:p text:style-name="P21"><text:span text:style-name="T23">Dat je isečak koda iskazan </text:span><text:span text:style-name="T6">robot</text:span><text:span text:style-name="T7">2</text:span><text:span text:style-name="T23"> jezikom, za koji je potrebno napisati </text:span><text:span text:style-name="T5">textX</text:span><text:span text:style-name="T16"> gramatiku. Voditi računa da elementi jezika budu dostupni u rezultujućem objektnom modelu koji dobijete od </text:span><text:span text:style-name="T5">textX</text:span><text:span text:style-name="T16"> parsera. </text:span></text:p>
        </text:list-item>
      </text:list>
      <text:p text:style-name="P2"/>
      <text:p text:style-name="P2"><draw:frame text:anchor-type="paragraph" draw:z-index="0" draw:name="Shape1" draw:style-name="gr4" draw:text-style-name="P56" svg:width="1.9969in" svg:height="1.7634in" svg:x="2.228in" svg:y="0.0327in"><draw:text-box><text:p text:style-name="P55"><text:span text:style-name="T51"/></text:p><text:p text:style-name="P55"><text:span text:style-name="T51">d</text:span><text:span text:style-name="T51">e</text:span><text:span text:style-name="T51">f </text:span><text:span text:style-name="T51">p</text:span><text:span text:style-name="T51">1 </text:span><text:span text:style-name="T51">= </text:span><text:span text:style-name="T51">{</text:span><text:span text:style-name="T51"><text:line-break/></text:span><text:span text:style-name="T51"> <text:s/></text:span><text:span text:style-name="T51">i</text:span><text:span text:style-name="T51">n</text:span><text:span text:style-name="T51">i</text:span><text:span text:style-name="T51">t </text:span><text:span text:style-name="T51">(</text:span><text:span text:style-name="T51">3</text:span><text:span text:style-name="T51">, </text:span><text:span text:style-name="T51">1</text:span><text:span text:style-name="T51">)</text:span><text:span text:style-name="T51">;</text:span><text:span text:style-name="T51"><text:line-break/></text:span><text:span text:style-name="T51"> <text:s/></text:span><text:span text:style-name="T51">m</text:span><text:span text:style-name="T51">o</text:span><text:span text:style-name="T51">v</text:span><text:span text:style-name="T51">e </text:span><text:span text:style-name="T51">(</text:span><text:span text:style-name="T51">u</text:span><text:span text:style-name="T51">p</text:span><text:span text:style-name="T51">, </text:span><text:span text:style-name="T51">4</text:span><text:span text:style-name="T51">)</text:span><text:span text:style-name="T51">;</text:span><text:span text:style-name="T51"><text:line-break/></text:span><text:span text:style-name="T51"> <text:s/></text:span><text:span text:style-name="T51">m</text:span><text:span text:style-name="T51">o</text:span><text:span text:style-name="T51">v</text:span><text:span text:style-name="T51">e </text:span><text:span text:style-name="T51">(</text:span><text:span text:style-name="T51">l</text:span><text:span text:style-name="T51">e</text:span><text:span text:style-name="T51">f</text:span><text:span text:style-name="T51">t</text:span><text:span text:style-name="T51">, </text:span><text:span text:style-name="T51">9</text:span><text:span text:style-name="T51">)</text:span><text:span text:style-name="T51">;</text:span><text:span text:style-name="T51"><text:line-break/></text:span><text:span text:style-name="T51"> <text:s/></text:span><text:span text:style-name="T51">m</text:span><text:span text:style-name="T51">o</text:span><text:span text:style-name="T51">v</text:span><text:span text:style-name="T51">e </text:span><text:span text:style-name="T51">(</text:span><text:span text:style-name="T51">d</text:span><text:span text:style-name="T51">o</text:span><text:span text:style-name="T51">w</text:span><text:span text:style-name="T51">n</text:span><text:span text:style-name="T51">)</text:span><text:span text:style-name="T51">;</text:span><text:span text:style-name="T51"><text:line-break/></text:span><text:span text:style-name="T51"> <text:s/></text:span><text:span text:style-name="T51">m</text:span><text:span text:style-name="T51">o</text:span><text:span text:style-name="T51">v</text:span><text:span text:style-name="T51">e </text:span><text:span text:style-name="T51">(</text:span><text:span text:style-name="T51">r</text:span><text:span text:style-name="T51">i</text:span><text:span text:style-name="T51">g</text:span><text:span text:style-name="T51">h</text:span><text:span text:style-name="T51">t</text:span><text:span text:style-name="T51">, </text:span><text:span text:style-name="T51">1</text:span><text:span text:style-name="T51">)</text:span><text:span text:style-name="T51">;</text:span><text:span text:style-name="T51"><text:line-break/></text:span><text:span text:style-name="T51">}</text:span><text:span text:style-name="T51">;</text:span><text:span text:style-name="T51"><text:line-break/></text:span><text:span text:style-name="T51"><text:line-break/></text:span><text:span text:style-name="T51">r</text:span><text:span text:style-name="T51">u</text:span><text:span text:style-name="T51">n</text:span><text:span text:style-name="T51">(</text:span><text:span text:style-name="T51">p</text:span><text:span text:style-name="T51">1</text:span><text:span text:style-name="T51">)</text:span><text:span text:style-name="T51">;</text:span></text:p></draw:text-box></draw:frame><draw:frame text:anchor-type="paragraph" draw:z-index="1" draw:name="Shape2" draw:style-name="gr3" draw:text-style-name="P52" svg:width="0.2303in" svg:height="1.7961in" svg:x="1.9217in" svg:y="0.0382in"><draw:text-box><text:p text:style-name="P51"><text:span text:style-name="T49">1</text:span></text:p><text:p text:style-name="P51"><text:span text:style-name="T49">2</text:span></text:p><text:p text:style-name="P51"><text:span text:style-name="T49">3</text:span></text:p><text:p text:style-name="P51"><text:span text:style-name="T49">4</text:span></text:p><text:p text:style-name="P51"><text:span text:style-name="T49">5</text:span></text:p><text:p text:style-name="P51"><text:span text:style-name="T49">6</text:span></text:p><text:p text:style-name="P51"><text:span text:style-name="T49">7</text:span></text:p><text:p text:style-name="P51"><text:span text:style-name="T49">8</text:span></text:p><text:p text:style-name="P51"><text:span text:style-name="T49">9</text:span></text:p><text:p text:style-name="P51"><text:span text:style-name="T49">10</text:span></text:p><text:p text:style-name="P51"><text:span text:style-name="T49">11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4903380596111" text:continue-numbering="true" text:style-name="L2">
        <text:list-item>
          <text:p text:style-name="P22"><text:span text:style-name="T23">Dat je isečak koda iskazan </text:span><text:span text:style-name="T6">c</text:span><text:span text:style-name="T10">s</text:span><text:span text:style-name="T23"> jezikom, za koji je potrebno napisati </text:span><text:span text:style-name="T5">textX</text:span><text:span text:style-name="T16"> gramatiku. Voditi računa da elementi jezika budu dostupni u rezultujućem objektnom modelu koji dobijete od </text:span><text:span text:style-name="T5">textX</text:span><text:span text:style-name="T16"> parsera.</text:span></text:p>
        </text:list-item>
      </text:list>
      <text:p text:style-name="P3"/>
      <text:p text:style-name="P3"><draw:frame text:anchor-type="paragraph" draw:z-index="2" draw:name="Shape1" draw:style-name="gr2" draw:text-style-name="P54" svg:width="1.9969in" svg:height="2.9823in" svg:x="2.228in" svg:y="0.0563in"><draw:text-box><text:p text:style-name="P53"><text:span text:style-name="T50"/></text:p><text:p text:style-name="P53"><text:span text:style-name="T50">l</text:span><text:span text:style-name="T50">o</text:span><text:span text:style-name="T50">g</text:span><text:span text:style-name="T50">_</text:span><text:span text:style-name="T50">i</text:span><text:span text:style-name="T50">n</text:span><text:span text:style-name="T50"><text:line-break/></text:span><text:span text:style-name="T50"> <text:s/></text:span><text:span text:style-name="T50"><text:s text:c="2"/></text:span><text:span text:style-name="T50">t</text:span><text:span text:style-name="T50">a</text:span><text:span text:style-name="T50">k</text:span><text:span text:style-name="T50">e </text:span><text:span text:style-name="T50">G</text:span><text:span text:style-name="T50">U</text:span><text:span text:style-name="T50">N</text:span><text:span text:style-name="T50">,</text:span><text:span text:style-name="T50"><text:line-break/></text:span><text:span text:style-name="T50"> <text:s/></text:span><text:span text:style-name="T50"><text:s text:c="2"/></text:span><text:span text:style-name="T50">r</text:span><text:span text:style-name="T50">u</text:span><text:span text:style-name="T50">n </text:span><text:span text:style-name="T50">l</text:span><text:span text:style-name="T50">e</text:span><text:span text:style-name="T50">f</text:span><text:span text:style-name="T50">t </text:span><text:span text:style-name="T50">1</text:span><text:span text:style-name="T50">0</text:span><text:span text:style-name="T50">,</text:span><text:span text:style-name="T50"><text:line-break/></text:span><text:span text:style-name="T50"> <text:s/></text:span><text:span text:style-name="T50"><text:s text:c="2"/></text:span><text:span text:style-name="T50">r</text:span><text:span text:style-name="T50">u</text:span><text:span text:style-name="T50">n </text:span><text:span text:style-name="T50">u</text:span><text:span text:style-name="T50">p </text:span><text:span text:style-name="T50">5</text:span><text:span text:style-name="T50">,</text:span><text:span text:style-name="T50"><text:line-break/></text:span><text:span text:style-name="T50"> <text:s/></text:span><text:span text:style-name="T50"><text:s text:c="2"/></text:span><text:span text:style-name="T50">a</text:span><text:span text:style-name="T50">i</text:span><text:span text:style-name="T50">m</text:span><text:span text:style-name="T50">,</text:span><text:span text:style-name="T50"><text:line-break/></text:span><text:span text:style-name="T50"> <text:s/></text:span><text:span text:style-name="T50"><text:s text:c="2"/></text:span><text:span text:style-name="T50">f</text:span><text:span text:style-name="T50">i</text:span><text:span text:style-name="T50">r</text:span><text:span text:style-name="T50">e </text:span><text:span text:style-name="T50">3</text:span><text:span text:style-name="T50">,</text:span><text:span text:style-name="T50"><text:line-break/></text:span><text:span text:style-name="T50"> <text:s/></text:span><text:span text:style-name="T50"><text:s text:c="2"/></text:span><text:span text:style-name="T50">r</text:span><text:span text:style-name="T50">e</text:span><text:span text:style-name="T50">l</text:span><text:span text:style-name="T50">o</text:span><text:span text:style-name="T50">a</text:span><text:span text:style-name="T50">d</text:span><text:span text:style-name="T50">,</text:span><text:span text:style-name="T50"><text:line-break/></text:span><text:span text:style-name="T50"> <text:s/></text:span><text:span text:style-name="T50"><text:s text:c="2"/></text:span><text:span text:style-name="T50">d</text:span><text:span text:style-name="T50">r</text:span><text:span text:style-name="T50">o</text:span><text:span text:style-name="T50">p </text:span><text:span text:style-name="T50">G</text:span><text:span text:style-name="T50">U</text:span><text:span text:style-name="T50">N</text:span><text:span text:style-name="T50">,</text:span><text:span text:style-name="T50"><text:line-break/></text:span><text:span text:style-name="T50"> <text:s/></text:span><text:span text:style-name="T50"><text:s text:c="2"/></text:span><text:span text:style-name="T50">t</text:span><text:span text:style-name="T50">a</text:span><text:span text:style-name="T50">k</text:span><text:span text:style-name="T50">e </text:span><text:span text:style-name="T50">P</text:span><text:span text:style-name="T50">I</text:span><text:span text:style-name="T50">S</text:span><text:span text:style-name="T50">T</text:span><text:span text:style-name="T50">O</text:span><text:span text:style-name="T50">L</text:span><text:span text:style-name="T50">,</text:span><text:span text:style-name="T50"><text:line-break/></text:span><text:span text:style-name="T50"> <text:s/></text:span><text:span text:style-name="T50"><text:s text:c="2"/></text:span><text:span text:style-name="T50">w</text:span><text:span text:style-name="T50">a</text:span><text:span text:style-name="T50">l</text:span><text:span text:style-name="T50">k </text:span><text:span text:style-name="T50">r</text:span><text:span text:style-name="T50">i</text:span><text:span text:style-name="T50">g</text:span><text:span text:style-name="T50">h</text:span><text:span text:style-name="T50">t </text:span><text:span text:style-name="T50">3</text:span><text:span text:style-name="T50">,</text:span><text:span text:style-name="T50"><text:line-break/></text:span><text:span text:style-name="T50"> <text:s/></text:span><text:span text:style-name="T50"><text:s text:c="2"/></text:span><text:span text:style-name="T50">w</text:span><text:span text:style-name="T50">a</text:span><text:span text:style-name="T50">l</text:span><text:span text:style-name="T50">k </text:span><text:span text:style-name="T50">d</text:span><text:span text:style-name="T50">o</text:span><text:span text:style-name="T50">w</text:span><text:span text:style-name="T50">n</text:span><text:span text:style-name="T50">,</text:span><text:span text:style-name="T50"><text:line-break/></text:span><text:span text:style-name="T50"> <text:s/></text:span><text:span text:style-name="T50"><text:s text:c="2"/></text:span><text:span text:style-name="T50">a</text:span><text:span text:style-name="T50">i</text:span><text:span text:style-name="T50">m</text:span><text:span text:style-name="T50">,</text:span><text:span text:style-name="T50"><text:line-break/></text:span><text:span text:style-name="T50"> <text:s/></text:span><text:span text:style-name="T50"><text:s text:c="2"/></text:span><text:span text:style-name="T50">f</text:span><text:span text:style-name="T50">i</text:span><text:span text:style-name="T50">r</text:span><text:span text:style-name="T50">e</text:span><text:span text:style-name="T50">,</text:span><text:span text:style-name="T50"><text:line-break/></text:span><text:span text:style-name="T50"> <text:s/></text:span><text:span text:style-name="T50"><text:s text:c="2"/></text:span><text:span text:style-name="T50">r</text:span><text:span text:style-name="T50">e</text:span><text:span text:style-name="T50">l</text:span><text:span text:style-name="T50">o</text:span><text:span text:style-name="T50">a</text:span><text:span text:style-name="T50">d</text:span><text:span text:style-name="T50">,</text:span><text:span text:style-name="T50"><text:line-break/></text:span><text:span text:style-name="T50"> <text:s/></text:span><text:span text:style-name="T50"><text:s text:c="2"/></text:span><text:span text:style-name="T50">d</text:span><text:span text:style-name="T50">r</text:span><text:span text:style-name="T50">o</text:span><text:span text:style-name="T50">p </text:span><text:span text:style-name="T50">P</text:span><text:span text:style-name="T50">I</text:span><text:span text:style-name="T50">S</text:span><text:span text:style-name="T50">T</text:span><text:span text:style-name="T50">O</text:span><text:span text:style-name="T50">L</text:span><text:span text:style-name="T50"><text:line-break/></text:span><text:span text:style-name="T50">l</text:span><text:span text:style-name="T50">o</text:span><text:span text:style-name="T50">g</text:span><text:span text:style-name="T50">_</text:span><text:span text:style-name="T50">o</text:span><text:span text:style-name="T50">u</text:span><text:span text:style-name="T50">t</text:span></text:p></draw:text-box></draw:frame><draw:frame text:anchor-type="paragraph" draw:z-index="3" draw:name="Shape2" draw:style-name="gr1" draw:text-style-name="P52" svg:width="0.2303in" svg:height="2.9579in" svg:x="1.9217in" svg:y="0.0618in"><draw:text-box><text:p text:style-name="P51"><text:span text:style-name="T49">1</text:span></text:p><text:p text:style-name="P51"><text:span text:style-name="T49">2</text:span></text:p><text:p text:style-name="P51"><text:span text:style-name="T49">3</text:span></text:p><text:p text:style-name="P51"><text:span text:style-name="T49">4</text:span></text:p><text:p text:style-name="P51"><text:span text:style-name="T49">5</text:span></text:p><text:p text:style-name="P51"><text:span text:style-name="T49">6</text:span></text:p><text:p text:style-name="P51"><text:span text:style-name="T49">7</text:span></text:p><text:p text:style-name="P51"><text:span text:style-name="T49">8</text:span></text:p><text:p text:style-name="P51"><text:span text:style-name="T49">9</text:span></text:p><text:p text:style-name="P51"><text:span text:style-name="T49">10</text:span></text:p><text:p text:style-name="P51"><text:span text:style-name="T49">11</text:span></text:p><text:p text:style-name="P51"><text:span text:style-name="T49">12</text:span></text:p><text:p text:style-name="P51"><text:span text:style-name="T49">13</text:span></text:p><text:p text:style-name="P51"><text:span text:style-name="T49">14</text:span></text:p><text:p text:style-name="P51"><text:span text:style-name="T49">15</text:span></text:p><text:p text:style-name="P51"><text:span text:style-name="T49">16</text:span></text:p><text:p text:style-name="P51"><text:span text:style-name="T49">17</text:span></text:p><text:p text:style-name="P51"><text:span text:style-name="T49">18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4"/>
      <text:p text:style-name="P7">Teme za dodatno istraživanje</text:p>
      <text:p text:style-name="P9"/>
      <text:p text:style-name="P12">Studenti koji su zainteresovani za oblast <text:span text:style-name="T30">p</text:span>rogramskih prevodilaca <text:span text:style-name="T24">i</text:span> <text:span text:style-name="T30">j</text:span>ezika specifičnih za domen mogu istražiti i sledeće materijale<text:span text:style-name="T1">:</text:span></text:p>
      <text:list xml:id="list3188641834" text:style-name="L3">
        <text:list-item>
          <text:p text:style-name="P37">Implementacija JSD-a za iskazivanje jednostavnih matematičkih izraza</text:p>
          <text:list>
            <text:list-item>
              <text:p text:style-name="P44"><text:a xlink:type="simple" xlink:href="https://github.com/vladaindjic/ntp-2020/tree/master/napredni-python/code/dsl/calc_example/silazno" text:style-name="Internet_20_link" text:visited-style-name="Visited_20_Internet_20_Link"><text:span text:style-name="T36">upotrebom silaznog parsera</text:span></text:a></text:p>
            </text:list-item>
            <text:list-item>
              <text:p text:style-name="P44"><text:a xlink:type="simple" xlink:href="https://github.com/vladaindjic/ntp-2020/tree/master/napredni-python/code/dsl/calc_example/uzlazno" text:style-name="Internet_20_link" text:visited-style-name="Visited_20_Internet_20_Link"><text:span text:style-name="T36">upotrebom uzlaznog parsera</text:span></text:a></text:p>
            </text:list-item>
          </text:list>
        </text:list-item>
        <text:list-item>
          <text:p text:style-name="P23"><text:span text:style-name="T24">Upoznati se sa mognućnošću </text:span><text:span text:style-name="T11">textX</text:span><text:span text:style-name="T24">-a da razrešava reference na instance drugih pravila meta-modela, proučavajući primer jednostavnog </text:span><text:span text:style-name="T11">Entity</text:span><text:span text:style-name="T24"> JSD-a</text:span></text:p>
          <text:list>
            <text:list-item>
              <text:p text:style-name="P47"><text:a xlink:type="simple" xlink:href="http://textx.github.io/textX/stable/tutorials/entity/" text:style-name="Internet_20_link" text:visited-style-name="Visited_20_Internet_20_Link"><text:span text:style-name="T44">Entity tutorial</text:span></text:a></text:p>
            </text:list-item>
            <text:list-item>
              <text:p text:style-name="P49"><text:a xlink:type="simple" xlink:href="https://github.com/vladaindjic/ntp-2020/tree/master/napredni-python/code/dsl/entity_example" text:style-name="Internet_20_link" text:visited-style-name="Visited_20_Internet_20_Link"><text:span text:style-name="T36">paket </text:span></text:a><text:a xlink:type="simple" xlink:href="https://github.com/vladaindjic/ntp-2020/tree/master/napredni-python/code/dsl/entity_example" text:style-name="Internet_20_link" text:visited-style-name="Visited_20_Internet_20_Link"><text:span text:style-name="T45">entity_example</text:span></text:a><text:span text:style-name="T36"> </text:span></text:p>
            </text:list-item>
          </text:list>
        </text:list-item>
        <text:list-item>
          <text:p text:style-name="P38"><text:span text:style-name="T24">Jedna implementacija generatora </text:span><text:span text:style-name="T2">LR</text:span> parser<text:span text:style-name="T24">a</text:span> u programskom jeziku <text:span text:style-name="T2">Python</text:span>:</text:p>
          <text:list>
            <text:list-item>
              <text:p text:style-name="P50"><text:a xlink:type="simple" xlink:href="http://www.igordejanovic.net/parglare/stable/" text:style-name="Internet_20_link" text:visited-style-name="Visited_20_Internet_20_Link"><text:span text:style-name="T31">parglare </text:span></text:a><text:a xlink:type="simple" xlink:href="http://www.igordejanovic.net/parglare/stable/" text:style-name="Internet_20_link" text:visited-style-name="Visited_20_Internet_20_Link"><text:span text:style-name="T48">≈ </text:span></text:a><text:a xlink:type="simple" xlink:href="http://www.igordejanovic.net/parglare/stable/" text:style-name="Internet_20_link" text:visited-style-name="Visited_20_Internet_20_Link"><text:span text:style-name="T31">Flex + Bison</text:span></text:a></text:p>
            </text:list-item>
          </text:list>
        </text:list-item>
        <text:list-item>
          <text:p text:style-name="P48"><text:span text:style-name="T31">Bogata </text:span><text:a xlink:type="simple" xlink:href="http://textx.github.io/textX/stable/" text:style-name="Internet_20_link" text:visited-style-name="Visited_20_Internet_20_Link"><text:span text:style-name="T31">dokumentacija </text:span></text:a><text:a xlink:type="simple" xlink:href="http://textx.github.io/textX/stable/" text:style-name="Internet_20_link" text:visited-style-name="Visited_20_Internet_20_Link"><text:span text:style-name="T41">textX</text:span></text:a><text:a xlink:type="simple" xlink:href="http://textx.github.io/textX/stable/" text:style-name="Internet_20_link" text:visited-style-name="Visited_20_Internet_20_Link"><text:span text:style-name="T31">-a</text:span></text:a><text:span text:style-name="T31"> </text:span><text:span text:style-name="T37">sa (ostalim, nešto kompleksnijim) primerima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Bitstream Vera Sans Mono" svg:font-family="'Bitstream Vera Sans Mono'"/>
    <style:font-face style:name="Liberation Serif3" svg:font-family="'Liberation Serif'" style:font-family-generic="roman"/>
    <style:font-face style:name="Droid Sans Devanagari2" svg:font-family="'Droid Sans Devanagari'" style:font-family-generic="swiss"/>
    <style:font-face style:name="Bitstream Vera Sans Mono1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itstream Vera Sans Mono3" svg:font-family="'Bitstream Vera Sans Mono'" style:font-pitch="variable"/>
    <style:font-face style:name="Droid Sans Devanagari" svg:font-family="'Droid Sans Devanagari'" style:font-pitch="variable"/>
    <style:font-face style:name="Liberation Serif1" svg:font-family="'Liberation Serif'" style:font-pitch="variable"/>
    <style:font-face style:name="Noto Serif CJK SC1" svg:font-family="'Noto Serif CJK SC'" style:font-pitch="variable"/>
    <style:font-face style:name="Bitstream Vera Sans Mono2" svg:font-family="'Bitstream Vera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6T20:56:12.592785416</meta:creation-date>
    <dc:date>2021-03-19T09:48:55.572643975</dc:date>
    <meta:editing-duration>PT10H1M3S</meta:editing-duration>
    <meta:editing-cycles>87</meta:editing-cycles>
    <meta:generator>LibreOffice/7.0.3.1$Linux_X86_64 LibreOffice_project/00$Build-1</meta:generator>
    <meta:document-statistic meta:table-count="0" meta:image-count="0" meta:object-count="0" meta:page-count="3" meta:paragraph-count="61" meta:word-count="505" meta:character-count="3345" meta:non-whitespace-character-count="2950"/>
  </office:meta>
</office:document-meta>
</file>